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3.575cm"/>
    </style:style>
    <style:style style:name="co3" style:family="table-column">
      <style:table-column-properties fo:break-before="auto" style:column-width="3.46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>
      <style:map style:condition="cell-content-is-between(-0.44,-0.48)" style:apply-style-name="Good" style:base-cell-address="experiment_centers_dec12_03.B1"/>
      <style:map style:condition="cell-content-is-between(-0.42,-0.5)" style:apply-style-name="Neutral" style:base-cell-address="experiment_centers_dec12_03.B1"/>
      <style:map style:condition="cell-content-is-between(-0.4,-0.52)" style:apply-style-name="Bad" style:base-cell-address="experiment_centers_dec12_03.B1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xperiment_centers_dec12_03" table:style-name="ta1">
        <table:shapes>
          <draw:frame draw:z-index="0" draw:style-name="gr1" draw:text-style-name="P1" svg:width="17.12cm" svg:height="13.494cm" svg:x="16.061cm" svg:y="5.26cm">
            <draw:object draw:notify-on-update-of-ranges="experiment_centers_dec12_03.C1:experiment_centers_dec12_03.C46 experiment_centers_dec12_03.B1:experiment_centers_dec12_03.B46 experiment_centers_dec12_03.B50:experiment_centers_dec12_03.B50 experiment_centers_dec12_03.C50:experiment_centers_dec12_03.C50 experiment_centers_dec12_03.C49:experiment_centers_dec12_03.C49 experiment_centers_dec12_03.B49:experiment_centers_dec12_03.B4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477720491441297" calcext:value-type="float">
            <text:p>-0.477720491441297</text:p>
          </table:table-cell>
          <table:table-cell office:value-type="float" office:value="0.0795029060571938" calcext:value-type="float">
            <text:p>0.079502906057194</text:p>
          </table:table-cell>
          <table:table-cell office:value-type="float" office:value="0.0794740986636482" calcext:value-type="float">
            <text:p>0.0794740986636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465769885728831" calcext:value-type="float">
            <text:p>-0.465769885728831</text:p>
          </table:table-cell>
          <table:table-cell office:value-type="float" office:value="0.265050273695956" calcext:value-type="float">
            <text:p>0.265050273695956</text:p>
          </table:table-cell>
          <table:table-cell office:value-type="float" office:value="0.0891721608160173" calcext:value-type="float">
            <text:p>0.0891721608160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450066182703441" calcext:value-type="float">
            <text:p>-0.450066182703441</text:p>
          </table:table-cell>
          <table:table-cell office:value-type="float" office:value="0.367296662238337" calcext:value-type="float">
            <text:p>0.367296662238337</text:p>
          </table:table-cell>
          <table:table-cell office:value-type="float" office:value="0.0888034647866793" calcext:value-type="float">
            <text:p>0.0888034647866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449831977368086" calcext:value-type="float">
            <text:p>-0.449831977368086</text:p>
          </table:table-cell>
          <table:table-cell office:value-type="float" office:value="0.42400403958915" calcext:value-type="float">
            <text:p>0.42400403958915</text:p>
          </table:table-cell>
          <table:table-cell office:value-type="float" office:value="0.0916471503614336" calcext:value-type="float">
            <text:p>0.0916471503614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43999137176104" calcext:value-type="float">
            <text:p>-0.43999137176104</text:p>
          </table:table-cell>
          <table:table-cell office:value-type="float" office:value="0.478749912370331" calcext:value-type="float">
            <text:p>0.478749912370331</text:p>
          </table:table-cell>
          <table:table-cell office:value-type="float" office:value="0.0903856725102911" calcext:value-type="float">
            <text:p>0.0903856725102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439160273757775" calcext:value-type="float">
            <text:p>-0.439160273757775</text:p>
          </table:table-cell>
          <table:table-cell office:value-type="float" office:value="0.473024663979427" calcext:value-type="float">
            <text:p>0.473024663979427</text:p>
          </table:table-cell>
          <table:table-cell office:value-type="float" office:value="0.100732258340448" calcext:value-type="float">
            <text:p>0.1007322583404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430086379785572" calcext:value-type="float">
            <text:p>-0.430086379785572</text:p>
          </table:table-cell>
          <table:table-cell office:value-type="float" office:value="0.488321047722549" calcext:value-type="float">
            <text:p>0.488321047722549</text:p>
          </table:table-cell>
          <table:table-cell office:value-type="float" office:value="0.0966645690559618" calcext:value-type="float">
            <text:p>0.0966645690559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424498925491029" calcext:value-type="float">
            <text:p>-0.424498925491029</text:p>
          </table:table-cell>
          <table:table-cell office:value-type="float" office:value="0.499091431539694" calcext:value-type="float">
            <text:p>0.499091431539694</text:p>
          </table:table-cell>
          <table:table-cell office:value-type="float" office:value="0.0941874340249075" calcext:value-type="float">
            <text:p>0.0941874340249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425494710302871" calcext:value-type="float">
            <text:p>-0.425494710302871</text:p>
          </table:table-cell>
          <table:table-cell office:value-type="float" office:value="0.500551817016082" calcext:value-type="float">
            <text:p>0.500551817016082</text:p>
          </table:table-cell>
          <table:table-cell office:value-type="float" office:value="0.0920039223019229" calcext:value-type="float">
            <text:p>0.0920039223019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433363756758436" calcext:value-type="float">
            <text:p>-0.433363756758436</text:p>
          </table:table-cell>
          <table:table-cell office:value-type="float" office:value="0.507810285491626" calcext:value-type="float">
            <text:p>0.507810285491626</text:p>
          </table:table-cell>
          <table:table-cell office:value-type="float" office:value="0.0878782766927916" calcext:value-type="float">
            <text:p>0.0878782766927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447450180660216" calcext:value-type="float">
            <text:p>-0.447450180660216</text:p>
          </table:table-cell>
          <table:table-cell office:value-type="float" office:value="0.525454802565545" calcext:value-type="float">
            <text:p>0.525454802565545</text:p>
          </table:table-cell>
          <table:table-cell office:value-type="float" office:value="0.091566168770224" calcext:value-type="float">
            <text:p>0.0915661687702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432885766686005" calcext:value-type="float">
            <text:p>-0.432885766686005</text:p>
          </table:table-cell>
          <table:table-cell office:value-type="float" office:value="0.512315524288778" calcext:value-type="float">
            <text:p>0.512315524288778</text:p>
          </table:table-cell>
          <table:table-cell office:value-type="float" office:value="0.0970422475460987" calcext:value-type="float">
            <text:p>0.0970422475460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438105157909048" calcext:value-type="float">
            <text:p>-0.438105157909048</text:p>
          </table:table-cell>
          <table:table-cell office:value-type="float" office:value="0.516393435015976" calcext:value-type="float">
            <text:p>0.516393435015976</text:p>
          </table:table-cell>
          <table:table-cell office:value-type="float" office:value="0.105349718903652" calcext:value-type="float">
            <text:p>0.1053497189036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439024970165757" calcext:value-type="float">
            <text:p>-0.439024970165757</text:p>
          </table:table-cell>
          <table:table-cell office:value-type="float" office:value="0.521621195532485" calcext:value-type="float">
            <text:p>0.521621195532485</text:p>
          </table:table-cell>
          <table:table-cell office:value-type="float" office:value="0.110508114560964" calcext:value-type="float">
            <text:p>0.1105081145609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440764706432672" calcext:value-type="float">
            <text:p>-0.440764706432672</text:p>
          </table:table-cell>
          <table:table-cell office:value-type="float" office:value="0.518077648474856" calcext:value-type="float">
            <text:p>0.518077648474856</text:p>
          </table:table-cell>
          <table:table-cell office:value-type="float" office:value="0.108913990497869" calcext:value-type="float">
            <text:p>0.1089139904978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454117811938732" calcext:value-type="float">
            <text:p>-0.454117811938732</text:p>
          </table:table-cell>
          <table:table-cell office:value-type="float" office:value="0.528795156943874" calcext:value-type="float">
            <text:p>0.528795156943874</text:p>
          </table:table-cell>
          <table:table-cell office:value-type="float" office:value="0.105907893051528" calcext:value-type="float">
            <text:p>0.1059078930515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43661093619027" calcext:value-type="float">
            <text:p>-0.43661093619027</text:p>
          </table:table-cell>
          <table:table-cell office:value-type="float" office:value="0.492129239236003" calcext:value-type="float">
            <text:p>0.492129239236003</text:p>
          </table:table-cell>
          <table:table-cell office:value-type="float" office:value="0.13074313010166" calcext:value-type="float">
            <text:p>0.130743130101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456756208412564" calcext:value-type="float">
            <text:p>-0.456756208412564</text:p>
          </table:table-cell>
          <table:table-cell office:value-type="float" office:value="0.542239064361753" calcext:value-type="float">
            <text:p>0.542239064361753</text:p>
          </table:table-cell>
          <table:table-cell office:value-type="float" office:value="0.12551848856493" calcext:value-type="float">
            <text:p>0.125518488564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483021983576778" calcext:value-type="float">
            <text:p>-0.483021983576778</text:p>
          </table:table-cell>
          <table:table-cell office:value-type="float" office:value="0.533738913989723" calcext:value-type="float">
            <text:p>0.533738913989723</text:p>
          </table:table-cell>
          <table:table-cell office:value-type="float" office:value="0.146797407113264" calcext:value-type="float">
            <text:p>0.1467974071132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501199237934929" calcext:value-type="float">
            <text:p>-0.501199237934929</text:p>
          </table:table-cell>
          <table:table-cell office:value-type="float" office:value="0.491719464370008" calcext:value-type="float">
            <text:p>0.491719464370008</text:p>
          </table:table-cell>
          <table:table-cell office:value-type="float" office:value="0.175283733433062" calcext:value-type="float">
            <text:p>0.1752837334330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501498320521832" calcext:value-type="float">
            <text:p>-0.501498320521832</text:p>
          </table:table-cell>
          <table:table-cell office:value-type="float" office:value="0.58523125115464" calcext:value-type="float">
            <text:p>0.58523125115464</text:p>
          </table:table-cell>
          <table:table-cell office:value-type="float" office:value="0.107229983157402" calcext:value-type="float">
            <text:p>0.1072299831574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472997059177918" calcext:value-type="float">
            <text:p>-0.472997059177918</text:p>
          </table:table-cell>
          <table:table-cell office:value-type="float" office:value="0.59870368696053" calcext:value-type="float">
            <text:p>0.59870368696053</text:p>
          </table:table-cell>
          <table:table-cell office:value-type="float" office:value="0.0843960593739445" calcext:value-type="float">
            <text:p>0.0843960593739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468723537840467" calcext:value-type="float">
            <text:p>-0.468723537840467</text:p>
          </table:table-cell>
          <table:table-cell office:value-type="float" office:value="0.558614049793439" calcext:value-type="float">
            <text:p>0.558614049793439</text:p>
          </table:table-cell>
          <table:table-cell office:value-type="float" office:value="0.0895472246878528" calcext:value-type="float">
            <text:p>0.0895472246878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480786203687406" calcext:value-type="float">
            <text:p>-0.480786203687406</text:p>
          </table:table-cell>
          <table:table-cell office:value-type="float" office:value="0.554700461988114" calcext:value-type="float">
            <text:p>0.554700461988114</text:p>
          </table:table-cell>
          <table:table-cell office:value-type="float" office:value="0.102928731681752" calcext:value-type="float">
            <text:p>0.1029287316817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471282057096256" calcext:value-type="float">
            <text:p>-0.471282057096256</text:p>
          </table:table-cell>
          <table:table-cell office:value-type="float" office:value="0.540171101369064" calcext:value-type="float">
            <text:p>0.540171101369064</text:p>
          </table:table-cell>
          <table:table-cell office:value-type="float" office:value="0.100087517827913" calcext:value-type="float">
            <text:p>0.100087517827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450250032981758" calcext:value-type="float">
            <text:p>-0.450250032981758</text:p>
          </table:table-cell>
          <table:table-cell office:value-type="float" office:value="0.511250270107287" calcext:value-type="float">
            <text:p>0.511250270107287</text:p>
          </table:table-cell>
          <table:table-cell office:value-type="float" office:value="0.0955581507709201" calcext:value-type="float">
            <text:p>0.095558150770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445196296924827" calcext:value-type="float">
            <text:p>-0.445196296924827</text:p>
          </table:table-cell>
          <table:table-cell office:value-type="float" office:value="0.51776036800373" calcext:value-type="float">
            <text:p>0.51776036800373</text:p>
          </table:table-cell>
          <table:table-cell office:value-type="float" office:value="0.0925909062032051" calcext:value-type="float">
            <text:p>0.0925909062032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451179928827724" calcext:value-type="float">
            <text:p>-0.451179928827724</text:p>
          </table:table-cell>
          <table:table-cell office:value-type="float" office:value="0.52214910599169" calcext:value-type="float">
            <text:p>0.52214910599169</text:p>
          </table:table-cell>
          <table:table-cell office:value-type="float" office:value="0.0930973246291264" calcext:value-type="float">
            <text:p>0.0930973246291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442162463970311" calcext:value-type="float">
            <text:p>-0.442162463970311</text:p>
          </table:table-cell>
          <table:table-cell office:value-type="float" office:value="0.521777769697463" calcext:value-type="float">
            <text:p>0.521777769697463</text:p>
          </table:table-cell>
          <table:table-cell office:value-type="float" office:value="0.0875532714417874" calcext:value-type="float">
            <text:p>0.0875532714417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446754535952912" calcext:value-type="float">
            <text:p>-0.446754535952912</text:p>
          </table:table-cell>
          <table:table-cell office:value-type="float" office:value="0.522710226612237" calcext:value-type="float">
            <text:p>0.522710226612237</text:p>
          </table:table-cell>
          <table:table-cell office:value-type="float" office:value="0.0926832152966503" calcext:value-type="float">
            <text:p>0.092683215296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443939928599931" calcext:value-type="float">
            <text:p>-0.443939928599931</text:p>
          </table:table-cell>
          <table:table-cell office:value-type="float" office:value="0.516404661303583" calcext:value-type="float">
            <text:p>0.516404661303583</text:p>
          </table:table-cell>
          <table:table-cell office:value-type="float" office:value="0.0916792044273329" calcext:value-type="float">
            <text:p>0.091679204427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442598048796816" calcext:value-type="float">
            <text:p>-0.442598048796816</text:p>
          </table:table-cell>
          <table:table-cell office:value-type="float" office:value="0.516870677655793" calcext:value-type="float">
            <text:p>0.516870677655793</text:p>
          </table:table-cell>
          <table:table-cell office:value-type="float" office:value="0.0906142313738188" calcext:value-type="float">
            <text:p>0.0906142313738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454643247096243" calcext:value-type="float">
            <text:p>-0.454643247096243</text:p>
          </table:table-cell>
          <table:table-cell office:value-type="float" office:value="0.51758146168243" calcext:value-type="float">
            <text:p>0.51758146168243</text:p>
          </table:table-cell>
          <table:table-cell office:value-type="float" office:value="0.0968269685734274" calcext:value-type="float">
            <text:p>0.0968269685734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448925443671268" calcext:value-type="float">
            <text:p>-0.448925443671268</text:p>
          </table:table-cell>
          <table:table-cell office:value-type="float" office:value="0.507141195074405" calcext:value-type="float">
            <text:p>0.507141195074405</text:p>
          </table:table-cell>
          <table:table-cell office:value-type="float" office:value="0.0960010780865236" calcext:value-type="float">
            <text:p>0.0960010780865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460382129993453" calcext:value-type="float">
            <text:p>-0.460382129993453</text:p>
          </table:table-cell>
          <table:table-cell office:value-type="float" office:value="0.495037379583301" calcext:value-type="float">
            <text:p>0.495037379583301</text:p>
          </table:table-cell>
          <table:table-cell office:value-type="float" office:value="0.0957739009895697" calcext:value-type="float">
            <text:p>0.095773900989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469150997874256" calcext:value-type="float">
            <text:p>-0.469150997874256</text:p>
          </table:table-cell>
          <table:table-cell office:value-type="float" office:value="0.49747193981144" calcext:value-type="float">
            <text:p>0.49747193981144</text:p>
          </table:table-cell>
          <table:table-cell office:value-type="float" office:value="0.100956231540003" calcext:value-type="float">
            <text:p>0.1009562315400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472338292524677" calcext:value-type="float">
            <text:p>-0.472338292524677</text:p>
          </table:table-cell>
          <table:table-cell office:value-type="float" office:value="0.505078909117492" calcext:value-type="float">
            <text:p>0.505078909117492</text:p>
          </table:table-cell>
          <table:table-cell office:value-type="float" office:value="0.102380333877877" calcext:value-type="float">
            <text:p>0.1023803338778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469131242513467" calcext:value-type="float">
            <text:p>-0.469131242513467</text:p>
          </table:table-cell>
          <table:table-cell office:value-type="float" office:value="0.511895781286219" calcext:value-type="float">
            <text:p>0.511895781286219</text:p>
          </table:table-cell>
          <table:table-cell office:value-type="float" office:value="0.1020647607986" calcext:value-type="float">
            <text:p>0.10206476079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464797095400702" calcext:value-type="float">
            <text:p>-0.464797095400702</text:p>
          </table:table-cell>
          <table:table-cell office:value-type="float" office:value="0.505654373655904" calcext:value-type="float">
            <text:p>0.505654373655904</text:p>
          </table:table-cell>
          <table:table-cell office:value-type="float" office:value="0.109173605957408" calcext:value-type="float">
            <text:p>0.1091736059574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461987828925228" calcext:value-type="float">
            <text:p>-0.461987828925228</text:p>
          </table:table-cell>
          <table:table-cell office:value-type="float" office:value="0.520814814518079" calcext:value-type="float">
            <text:p>0.520814814518079</text:p>
          </table:table-cell>
          <table:table-cell office:value-type="float" office:value="0.108149553769068" calcext:value-type="float">
            <text:p>0.1081495537690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458387257727938" calcext:value-type="float">
            <text:p>-0.458387257727938</text:p>
          </table:table-cell>
          <table:table-cell office:value-type="float" office:value="0.52484044062196" calcext:value-type="float">
            <text:p>0.52484044062196</text:p>
          </table:table-cell>
          <table:table-cell office:value-type="float" office:value="0.105577630647625" calcext:value-type="float">
            <text:p>0.105577630647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458177893487077" calcext:value-type="float">
            <text:p>-0.458177893487077</text:p>
          </table:table-cell>
          <table:table-cell office:value-type="float" office:value="0.52314004677047" calcext:value-type="float">
            <text:p>0.52314004677047</text:p>
          </table:table-cell>
          <table:table-cell office:value-type="float" office:value="0.109254240307895" calcext:value-type="float">
            <text:p>0.1092542403078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463249401815284" calcext:value-type="float">
            <text:p>-0.463249401815284</text:p>
          </table:table-cell>
          <table:table-cell office:value-type="float" office:value="0.519323133048166" calcext:value-type="float">
            <text:p>0.519323133048166</text:p>
          </table:table-cell>
          <table:table-cell office:value-type="float" office:value="0.109749013201845" calcext:value-type="float">
            <text:p>0.1097490132018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463313971330731" calcext:value-type="float">
            <text:p>-0.463313971330731</text:p>
          </table:table-cell>
          <table:table-cell office:value-type="float" office:value="0.515360216692703" calcext:value-type="float">
            <text:p>0.515360216692703</text:p>
          </table:table-cell>
          <table:table-cell office:value-type="float" office:value="0.0967187370000208" calcext:value-type="float">
            <text:p>0.0967187370000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416766801534098" calcext:value-type="float">
            <text:p>-0.416766801534098</text:p>
          </table:table-cell>
          <table:table-cell office:value-type="float" office:value="0.560613981654639" calcext:value-type="float">
            <text:p>0.560613981654639</text:p>
          </table:table-cell>
          <table:table-cell office:value-type="float" office:value="0.0921289618939215" calcext:value-type="float">
            <text:p>0.0921289618939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416565954644719" calcext:value-type="float">
            <text:p>-0.416565954644719</text:p>
          </table:table-cell>
          <table:table-cell office:value-type="float" office:value="0.997696647787829" calcext:value-type="float">
            <text:p>0.997696647787829</text:p>
          </table:table-cell>
          <table:table-cell office:value-type="float" office:value="0.0822565091585561" calcext:value-type="float">
            <text:p>0.082256509158556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verage</text:p>
          </table:table-cell>
          <table:table-cell table:style-name="Default" table:formula="of:=AVERAGE([.B1:.B46])" office:value-type="float" office:value="-0.453502323650492" calcext:value-type="float">
            <text:p>-0.453502323650492</text:p>
          </table:table-cell>
          <table:table-cell table:formula="of:=AVERAGE([.C1:.C46])" office:value-type="float" office:value="0.509432205139608" calcext:value-type="float">
            <text:p>0.509432205139608</text:p>
          </table:table-cell>
          <table:table-cell table:formula="of:=AVERAGE([.D1:.D46])" office:value-type="float" office:value="0.100946896668943" calcext:value-type="float">
            <text:p>0.100946896668943</text:p>
          </table:table-cell>
        </table:table-row>
        <table:table-row table:style-name="ro1">
          <table:table-cell table:style-name="ce1" office:value-type="string" calcext:value-type="string">
            <text:p>mocap</text:p>
          </table:table-cell>
          <table:table-cell table:style-name="Default" office:value-type="float" office:value="-0.459523" calcext:value-type="float">
            <text:p>-0.459523</text:p>
          </table:table-cell>
          <table:table-cell office:value-type="float" office:value="0.547352" calcext:value-type="float">
            <text:p>0.547352</text:p>
          </table:table-cell>
          <table:table-cell office:value-type="float" office:value="0.075431" calcext:value-type="float">
            <text:p>0.075431</text:p>
          </table:table-cell>
        </table:table-row>
        <calcext:conditional-formats>
          <calcext:conditional-format calcext:target-range-address="experiment_centers_dec12_03.B1:experiment_centers_dec12_03.B46">
            <calcext:condition calcext:apply-style-name="Good" calcext:value="between(-0.44,-0.48)" calcext:base-cell-address="experiment_centers_dec12_03.B1"/>
            <calcext:condition calcext:apply-style-name="Neutral" calcext:value="between(-0.42,-0.5)" calcext:base-cell-address="experiment_centers_dec12_03.B1"/>
            <calcext:condition calcext:apply-style-name="Bad" calcext:value="between(-0.4,-0.52)" calcext:base-cell-address="experiment_centers_dec12_03.B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2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12-12T14:30:52.841214277</dc:date>
    <meta:editing-duration>PT5M38S</meta:editing-duration>
    <meta:editing-cycles>1</meta:editing-cycles>
    <meta:document-statistic meta:table-count="1" meta:cell-count="19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121cm" svg:height="13.495cm" xlink:href=".." xlink:type="simple" chart:class="chart:scatter" chart:style-name="ch1">
        <chart:title svg:x="7.154cm" svg:y="0.405cm" chart:style-name="ch2">
          <text:p>testingtesting</text:p>
        </chart:title>
        <chart:subtitle svg:x="8.172cm" svg:y="1.453cm" chart:style-name="ch3">
          <text:p>123</text:p>
        </chart:subtitle>
        <chart:legend chart:legend-position="end" svg:x="15.81cm" svg:y="5.95cm" style:legend-expansion="high" chart:style-name="ch4"/>
        <chart:plot-area chart:style-name="ch5" table:cell-range-address="experiment_centers_dec12_03.B1:experiment_centers_dec12_03.C46 experiment_centers_dec12_03.C49:experiment_centers_dec12_03.C50" chart:data-source-has-labels="row" svg:x="1.353cm" svg:y="2.405cm" svg:width="14.115cm" svg:height="9.84cm">
          <chartooo:coordinate-region svg:x="1.737cm" svg:y="2.605cm" svg:width="13.346cm" svg:height="8.993cm"/>
          <chart:axis chart:dimension="x" chart:name="primary-x" chart:style-name="ch6">
            <chart:title svg:x="8.022cm" svg:y="12.514cm" chart:style-name="ch7">
              <text:p>x [m]</text:p>
            </chart:title>
            <chart:grid chart:style-name="ch8" chart:class="major"/>
          </chart:axis>
          <chart:axis chart:dimension="y" chart:name="primary-y" chart:style-name="ch6">
            <chart:title svg:x="0.451cm" svg:y="7.713cm" chart:style-name="ch9">
              <text:p>y [m]</text:p>
            </chart:title>
            <chart:grid chart:style-name="ch8" chart:class="major"/>
          </chart:axis>
          <chart:series chart:style-name="ch10" chart:values-cell-range-address="experiment_centers_dec12_03.C1:experiment_centers_dec12_03.C46" loext:label-string="uav" chart:class="chart:scatter">
            <chart:domain table:cell-range-address="experiment_centers_dec12_03.B1:experiment_centers_dec12_03.B46"/>
            <chart:data-point chart:repeated="46"/>
          </chart:series>
          <chart:series chart:style-name="ch11" chart:values-cell-range-address="experiment_centers_dec12_03.C50:experiment_centers_dec12_03.C50" loext:label-string="tru" chart:class="chart:scatter">
            <chart:domain table:cell-range-address="experiment_centers_dec12_03.B50:experiment_centers_dec12_03.B50"/>
            <chart:data-point/>
          </chart:series>
          <chart:series chart:style-name="ch12" chart:values-cell-range-address="experiment_centers_dec12_03.C49:experiment_centers_dec12_03.C49" loext:label-string="avg" chart:class="chart:scatter">
            <chart:domain table:cell-range-address="experiment_centers_dec12_03.B49:experiment_centers_dec12_03.B49"/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uav</text:p>
              </table:table-cell>
              <table:table-cell office:value-type="string">
                <text:p/>
              </table:table-cell>
              <table:table-cell office:value-type="string">
                <text:p>tru</text:p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477720491441297">
                <text:p>-0.477720491441297</text:p>
                <draw:g>
                  <svg:desc>experiment_centers_dec12_03.B1:experiment_centers_dec12_03.B46</svg:desc>
                </draw:g>
              </table:table-cell>
              <table:table-cell office:value-type="float" office:value="0.0795029060571938">
                <text:p>0.0795029060571938</text:p>
                <draw:g>
                  <svg:desc>experiment_centers_dec12_03.C1:experiment_centers_dec12_03.C46</svg:desc>
                </draw:g>
              </table:table-cell>
              <table:table-cell office:value-type="float" office:value="-0.459523">
                <text:p>-0.459523</text:p>
                <draw:g>
                  <svg:desc>experiment_centers_dec12_03.B50:experiment_centers_dec12_03.B50</svg:desc>
                </draw:g>
              </table:table-cell>
              <table:table-cell office:value-type="float" office:value="0.547352">
                <text:p>0.547352</text:p>
                <draw:g>
                  <svg:desc>experiment_centers_dec12_03.C50:experiment_centers_dec12_03.C50</svg:desc>
                </draw:g>
              </table:table-cell>
              <table:table-cell office:value-type="float" office:value="-0.453502323650492">
                <text:p>-0.453502323650492</text:p>
                <draw:g>
                  <svg:desc>experiment_centers_dec12_03.B49:experiment_centers_dec12_03.B49</svg:desc>
                </draw:g>
              </table:table-cell>
              <table:table-cell office:value-type="float" office:value="0.509432205139608">
                <text:p>0.509432205139608</text:p>
                <draw:g>
                  <svg:desc>experiment_centers_dec12_03.C49:experiment_centers_dec12_03.C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465769885728831">
                <text:p>-0.465769885728831</text:p>
              </table:table-cell>
              <table:table-cell office:value-type="float" office:value="0.265050273695956">
                <text:p>0.265050273695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450066182703441">
                <text:p>-0.450066182703441</text:p>
              </table:table-cell>
              <table:table-cell office:value-type="float" office:value="0.367296662238337">
                <text:p>0.367296662238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449831977368086">
                <text:p>-0.449831977368086</text:p>
              </table:table-cell>
              <table:table-cell office:value-type="float" office:value="0.42400403958915">
                <text:p>0.42400403958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43999137176104">
                <text:p>-0.43999137176104</text:p>
              </table:table-cell>
              <table:table-cell office:value-type="float" office:value="0.478749912370331">
                <text:p>0.478749912370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439160273757775">
                <text:p>-0.439160273757775</text:p>
              </table:table-cell>
              <table:table-cell office:value-type="float" office:value="0.473024663979427">
                <text:p>0.473024663979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30086379785572">
                <text:p>-0.430086379785572</text:p>
              </table:table-cell>
              <table:table-cell office:value-type="float" office:value="0.488321047722549">
                <text:p>0.488321047722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424498925491029">
                <text:p>-0.424498925491029</text:p>
              </table:table-cell>
              <table:table-cell office:value-type="float" office:value="0.499091431539694">
                <text:p>0.499091431539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425494710302871">
                <text:p>-0.425494710302871</text:p>
              </table:table-cell>
              <table:table-cell office:value-type="float" office:value="0.500551817016082">
                <text:p>0.500551817016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433363756758436">
                <text:p>-0.433363756758436</text:p>
              </table:table-cell>
              <table:table-cell office:value-type="float" office:value="0.507810285491626">
                <text:p>0.50781028549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447450180660216">
                <text:p>-0.447450180660216</text:p>
              </table:table-cell>
              <table:table-cell office:value-type="float" office:value="0.525454802565545">
                <text:p>0.525454802565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432885766686005">
                <text:p>-0.432885766686005</text:p>
              </table:table-cell>
              <table:table-cell office:value-type="float" office:value="0.512315524288778">
                <text:p>0.512315524288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438105157909048">
                <text:p>-0.438105157909048</text:p>
              </table:table-cell>
              <table:table-cell office:value-type="float" office:value="0.516393435015976">
                <text:p>0.516393435015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439024970165757">
                <text:p>-0.439024970165757</text:p>
              </table:table-cell>
              <table:table-cell office:value-type="float" office:value="0.521621195532485">
                <text:p>0.521621195532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440764706432672">
                <text:p>-0.440764706432672</text:p>
              </table:table-cell>
              <table:table-cell office:value-type="float" office:value="0.518077648474856">
                <text:p>0.518077648474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454117811938732">
                <text:p>-0.454117811938732</text:p>
              </table:table-cell>
              <table:table-cell office:value-type="float" office:value="0.528795156943874">
                <text:p>0.528795156943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43661093619027">
                <text:p>-0.43661093619027</text:p>
              </table:table-cell>
              <table:table-cell office:value-type="float" office:value="0.492129239236003">
                <text:p>0.492129239236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456756208412564">
                <text:p>-0.456756208412564</text:p>
              </table:table-cell>
              <table:table-cell office:value-type="float" office:value="0.542239064361753">
                <text:p>0.542239064361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483021983576778">
                <text:p>-0.483021983576778</text:p>
              </table:table-cell>
              <table:table-cell office:value-type="float" office:value="0.533738913989723">
                <text:p>0.533738913989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501199237934929">
                <text:p>-0.501199237934929</text:p>
              </table:table-cell>
              <table:table-cell office:value-type="float" office:value="0.491719464370008">
                <text:p>0.491719464370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501498320521832">
                <text:p>-0.501498320521832</text:p>
              </table:table-cell>
              <table:table-cell office:value-type="float" office:value="0.58523125115464">
                <text:p>0.58523125115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472997059177918">
                <text:p>-0.472997059177918</text:p>
              </table:table-cell>
              <table:table-cell office:value-type="float" office:value="0.59870368696053">
                <text:p>0.59870368696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468723537840467">
                <text:p>-0.468723537840467</text:p>
              </table:table-cell>
              <table:table-cell office:value-type="float" office:value="0.558614049793439">
                <text:p>0.558614049793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480786203687406">
                <text:p>-0.480786203687406</text:p>
              </table:table-cell>
              <table:table-cell office:value-type="float" office:value="0.554700461988114">
                <text:p>0.554700461988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471282057096256">
                <text:p>-0.471282057096256</text:p>
              </table:table-cell>
              <table:table-cell office:value-type="float" office:value="0.540171101369064">
                <text:p>0.540171101369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450250032981758">
                <text:p>-0.450250032981758</text:p>
              </table:table-cell>
              <table:table-cell office:value-type="float" office:value="0.511250270107287">
                <text:p>0.511250270107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445196296924827">
                <text:p>-0.445196296924827</text:p>
              </table:table-cell>
              <table:table-cell office:value-type="float" office:value="0.51776036800373">
                <text:p>0.51776036800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451179928827724">
                <text:p>-0.451179928827724</text:p>
              </table:table-cell>
              <table:table-cell office:value-type="float" office:value="0.52214910599169">
                <text:p>0.52214910599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442162463970311">
                <text:p>-0.442162463970311</text:p>
              </table:table-cell>
              <table:table-cell office:value-type="float" office:value="0.521777769697463">
                <text:p>0.521777769697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446754535952912">
                <text:p>-0.446754535952912</text:p>
              </table:table-cell>
              <table:table-cell office:value-type="float" office:value="0.522710226612237">
                <text:p>0.522710226612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443939928599931">
                <text:p>-0.443939928599931</text:p>
              </table:table-cell>
              <table:table-cell office:value-type="float" office:value="0.516404661303583">
                <text:p>0.516404661303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442598048796816">
                <text:p>-0.442598048796816</text:p>
              </table:table-cell>
              <table:table-cell office:value-type="float" office:value="0.516870677655793">
                <text:p>0.516870677655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454643247096243">
                <text:p>-0.454643247096243</text:p>
              </table:table-cell>
              <table:table-cell office:value-type="float" office:value="0.51758146168243">
                <text:p>0.51758146168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448925443671268">
                <text:p>-0.448925443671268</text:p>
              </table:table-cell>
              <table:table-cell office:value-type="float" office:value="0.507141195074405">
                <text:p>0.507141195074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460382129993453">
                <text:p>-0.460382129993453</text:p>
              </table:table-cell>
              <table:table-cell office:value-type="float" office:value="0.495037379583301">
                <text:p>0.495037379583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469150997874256">
                <text:p>-0.469150997874256</text:p>
              </table:table-cell>
              <table:table-cell office:value-type="float" office:value="0.49747193981144">
                <text:p>0.49747193981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472338292524677">
                <text:p>-0.472338292524677</text:p>
              </table:table-cell>
              <table:table-cell office:value-type="float" office:value="0.505078909117492">
                <text:p>0.505078909117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469131242513467">
                <text:p>-0.469131242513467</text:p>
              </table:table-cell>
              <table:table-cell office:value-type="float" office:value="0.511895781286219">
                <text:p>0.511895781286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464797095400702">
                <text:p>-0.464797095400702</text:p>
              </table:table-cell>
              <table:table-cell office:value-type="float" office:value="0.505654373655904">
                <text:p>0.505654373655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461987828925228">
                <text:p>-0.461987828925228</text:p>
              </table:table-cell>
              <table:table-cell office:value-type="float" office:value="0.520814814518079">
                <text:p>0.520814814518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458387257727938">
                <text:p>-0.458387257727938</text:p>
              </table:table-cell>
              <table:table-cell office:value-type="float" office:value="0.52484044062196">
                <text:p>0.52484044062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458177893487077">
                <text:p>-0.458177893487077</text:p>
              </table:table-cell>
              <table:table-cell office:value-type="float" office:value="0.52314004677047">
                <text:p>0.52314004677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463249401815284">
                <text:p>-0.463249401815284</text:p>
              </table:table-cell>
              <table:table-cell office:value-type="float" office:value="0.519323133048166">
                <text:p>0.519323133048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463313971330731">
                <text:p>-0.463313971330731</text:p>
              </table:table-cell>
              <table:table-cell office:value-type="float" office:value="0.515360216692703">
                <text:p>0.515360216692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416766801534098">
                <text:p>-0.416766801534098</text:p>
              </table:table-cell>
              <table:table-cell office:value-type="float" office:value="0.560613981654639">
                <text:p>0.560613981654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416565954644719">
                <text:p>-0.416565954644719</text:p>
              </table:table-cell>
              <table:table-cell office:value-type="float" office:value="0.997696647787829">
                <text:p>0.997696647787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